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25" style:family="table-cell" style:parent-style-name="Default" style:data-style-name="N4">
      <style:text-properties fo:color="#c9211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6436.8347791905" calcext:value-type="float">
            <text:p>26.436,83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07.84366666667" calcext:value-type="float">
            <text:p>2.307,84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83]" office:value-type="float" office:value="5896.41111252379" calcext:value-type="float">
            <text:p>5.896,41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.00.0000</text:date>, <text:time style:data-style-name="N2" text:time-value="13:39:35.98864867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2-08T16:58:39.351256817</dc:date>
    <meta:editing-duration>PT18H58M4S</meta:editing-duration>
    <meta:editing-cycles>46</meta:editing-cycles>
    <meta:generator>LibreOffice/7.0.1.2$Linux_X86_64 LibreOffice_project/7cbcfc562f6eb6708b5ff7d7397325de9e764452</meta:generator>
    <meta:print-date>2020-12-03T14:33:56.857974337</meta:print-date>
    <meta:document-statistic meta:table-count="6" meta:cell-count="388" meta:object-count="0"/>
  </office:meta>
</office:document-meta>
</file>